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1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ripcion</text:p>
          </table:table-cell>
          <table:table-cell office:value-type="string">
            <text:p>fecha de realizacio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er el articulo “Sin Balas de Plata”</text:p>
          </table:table-cell>
          <table:table-cell office:value-type="string">
            <text:p>20/3/2013</text:p>
          </table:table-cell>
          <table:table-cell office:value-type="string">
            <text:p>30 minutos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gramar palindromo en ruby</text:p>
          </table:table-cell>
          <table:table-cell table:style-name="ce1"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rogramar fibonacci en ruby</text:p>
          </table:table-cell>
          <table:table-cell table:style-name="ce1"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30 minut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0/00/0000</text:date>, <text:time style:data-style-name="N2" text:time-value="0000-00-00T12:10:4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</meta:initial-creator>
    <meta:creation-date>2013-03-30T00:17:40</meta:creation-date>
    <meta:generator>LibreOffice/3.6$Linux_x86 LibreOffice_project/360m1$Build-2</meta:generator>
    <dc:date>2013-04-01T12:11:38</dc:date>
    <dc:creator>GUIDO </dc:creator>
    <meta:editing-duration>P0D</meta:editing-duration>
    <meta:editing-cycles>3</meta:editing-cycles>
    <meta:document-statistic meta:table-count="1" meta:cell-count="20" meta:object-count="0"/>
  </office:meta>
</office:document-meta>
</file>